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2010000041A000000423576346A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7.903cm" style:page-number="auto" table:align="margins" style:writing-mode="lr-tb"/>
    </style:style>
    <style:style style:name="Tabla1.A" style:family="table-column">
      <style:table-column-properties style:column-width="17.903cm" style:rel-column-width="65535*"/>
    </style:style>
    <style:style style:name="Tabla1.A1" style:family="table-cell">
      <style:table-cell-properties fo:padding="0.097cm" fo:border-left="none" fo:border-right="none" fo:border-top="none" fo:border-bottom="0.088cm solid #000000"/>
    </style:style>
    <style:style style:name="Table3" style:family="table">
      <style:table-properties style:width="17.903cm" table:align="margins" style:writing-mode="lr-tb"/>
    </style:style>
    <style:style style:name="Table3.A" style:family="table-column">
      <style:table-column-properties style:column-width="17.903cm" style:rel-column-width="65535*"/>
    </style:style>
    <style:style style:name="Table3.A1" style:family="table-cell">
      <style:table-cell-properties fo:padding="0.097cm" fo:border-left="none" fo:border-right="none" fo:border-top="none" fo:border-bottom="0.035cm solid #000000"/>
    </style:style>
    <style:style style:name="Table1" style:family="table">
      <style:table-properties style:width="17.903cm" table:align="margins" style:writing-mode="lr-tb"/>
    </style:style>
    <style:style style:name="Table1.A" style:family="table-column">
      <style:table-column-properties style:column-width="17.903cm" style:rel-column-width="65535*"/>
    </style:style>
    <style:style style:name="Table1.A1" style:family="table-cell">
      <style:table-cell-properties fo:padding="0.097cm" fo:border="0.002cm solid #000000"/>
    </style:style>
    <style:style style:name="Table2" style:family="table">
      <style:table-properties style:width="17.903cm" table:align="margins" style:writing-mode="lr-tb"/>
    </style:style>
    <style:style style:name="Table2.A" style:family="table-column">
      <style:table-column-properties style:column-width="17.903cm" style:rel-column-width="65535*"/>
    </style:style>
    <style:style style:name="Table2.A1" style:family="table-cell">
      <style:table-cell-properties fo:padding="0.097cm" fo:border="0.002cm solid #000000"/>
    </style:style>
    <style:style style:name="Table6" style:family="table">
      <style:table-properties style:width="17.903cm" table:align="margins" style:writing-mode="lr-tb"/>
    </style:style>
    <style:style style:name="Table6.A" style:family="table-column">
      <style:table-column-properties style:column-width="17.903cm" style:rel-column-width="65535*"/>
    </style:style>
    <style:style style:name="Table6.A1" style:family="table-cell">
      <style:table-cell-properties fo:padding="0.097cm" fo:border="0.002cm solid #000000"/>
    </style:style>
    <style:style style:name="Table8" style:family="table">
      <style:table-properties style:width="17.903cm" table:align="margins" style:writing-mode="lr-tb"/>
    </style:style>
    <style:style style:name="Table8.A" style:family="table-column">
      <style:table-column-properties style:column-width="17.903cm" style:rel-column-width="65535*"/>
    </style:style>
    <style:style style:name="Table8.A1" style:family="table-cell">
      <style:table-cell-properties fo:padding="0.097cm" fo:border="0.002cm solid #000000"/>
    </style:style>
    <style:style style:name="Table9" style:family="table">
      <style:table-properties style:width="17.903cm" table:align="margins" style:writing-mode="lr-tb"/>
    </style:style>
    <style:style style:name="Table9.A" style:family="table-column">
      <style:table-column-properties style:column-width="17.903cm" style:rel-column-width="65535*"/>
    </style:style>
    <style:style style:name="Table9.A1" style:family="table-cell">
      <style:table-cell-properties fo:padding="0.097cm" fo:border="0.002cm solid #000000"/>
    </style:style>
    <style:style style:name="Table10" style:family="table">
      <style:table-properties style:width="17.903cm" table:align="margins" style:writing-mode="lr-tb"/>
    </style:style>
    <style:style style:name="Table10.A" style:family="table-column">
      <style:table-column-properties style:column-width="17.903cm" style:rel-column-width="65535*"/>
    </style:style>
    <style:style style:name="Table10.A1" style:family="table-cell">
      <style:table-cell-properties fo:padding="0.097cm" fo:border="0.002cm solid #000000"/>
    </style:style>
    <style:style style:name="Table12" style:family="table">
      <style:table-properties style:width="17.903cm" table:align="margins" style:writing-mode="lr-tb"/>
    </style:style>
    <style:style style:name="Table12.A" style:family="table-column">
      <style:table-column-properties style:column-width="17.903cm" style:rel-column-width="65535*"/>
    </style:style>
    <style:style style:name="Table12.A1" style:family="table-cell">
      <style:table-cell-properties fo:padding="0.097cm" fo:border="0.002cm solid #000000"/>
    </style:style>
    <style:style style:name="Table13" style:family="table">
      <style:table-properties style:width="17.903cm" table:align="margins" style:writing-mode="lr-tb"/>
    </style:style>
    <style:style style:name="Table13.A" style:family="table-column">
      <style:table-column-properties style:column-width="17.903cm" style:rel-column-width="65535*"/>
    </style:style>
    <style:style style:name="Table13.A1" style:family="table-cell">
      <style:table-cell-properties fo:padding="0.097cm" fo:border="0.002cm solid #000000"/>
    </style:style>
    <style:style style:name="Table14" style:family="table">
      <style:table-properties style:width="17.903cm" table:align="margins" style:writing-mode="lr-tb"/>
    </style:style>
    <style:style style:name="Table14.A" style:family="table-column">
      <style:table-column-properties style:column-width="17.903cm" style:rel-column-width="65535*"/>
    </style:style>
    <style:style style:name="Table14.A1" style:family="table-cell">
      <style:table-cell-properties fo:padding="0.097cm" fo:border="0.002cm solid #000000"/>
    </style:style>
    <style:style style:name="Table4" style:family="table">
      <style:table-properties style:width="17.903cm" table:align="margins" style:writing-mode="lr-tb"/>
    </style:style>
    <style:style style:name="Table4.A" style:family="table-column">
      <style:table-column-properties style:column-width="17.903cm" style:rel-column-width="65535*"/>
    </style:style>
    <style:style style:name="Table4.A1" style:family="table-cell">
      <style:table-cell-properties fo:padding="0.097cm" fo:border="0.002cm solid #000000"/>
    </style:style>
    <style:style style:name="Table7" style:family="table">
      <style:table-properties style:width="17.903cm" table:align="margins" style:writing-mode="lr-tb"/>
    </style:style>
    <style:style style:name="Table7.A" style:family="table-column">
      <style:table-column-properties style:column-width="17.903cm" style:rel-column-width="65535*"/>
    </style:style>
    <style:style style:name="Table7.A1" style:family="table-cell">
      <style:table-cell-properties fo:padding="0.097cm" fo:border="0.002cm solid #000000"/>
    </style:style>
    <style:style style:name="Table11" style:family="table">
      <style:table-properties style:width="17.903cm" table:align="margins" style:writing-mode="lr-tb"/>
    </style:style>
    <style:style style:name="Table11.A" style:family="table-column">
      <style:table-column-properties style:column-width="17.903cm" style:rel-column-width="65535*"/>
    </style:style>
    <style:style style:name="Table11.A1" style:family="table-cell">
      <style:table-cell-properties fo:padding="0.097cm" fo:border="0.002cm solid #000000"/>
    </style:style>
    <style:style style:name="P1" style:family="paragraph" style:parent-style-name="Encabezado1">
      <style:paragraph-properties fo:margin-top="0cm" fo:margin-bottom="0cm" fo:line-height="100%"/>
      <style:text-properties fo:color="#999999" style:font-name="Arial" fo:font-size="10pt" style:font-size-asian="10pt" style:font-size-complex="10pt"/>
    </style:style>
    <style:style style:name="P2" style:family="paragraph" style:parent-style-name="Encabezado1">
      <style:paragraph-properties fo:margin-top="0cm" fo:margin-bottom="0cm" fo:line-height="100%"/>
      <style:text-properties fo:color="#999999"/>
    </style:style>
    <style:style style:name="P3" style:family="paragraph" style:parent-style-name="Pie_20_de_20_página1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font-name="DejaVu Serif1" fo:font-size="10pt" style:font-size-asian="10pt" style:font-name-complex="Tahoma" style:font-size-complex="10pt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Table_20_Contents">
      <style:text-properties fo:font-weight="normal" style:font-weight-asian="normal" style:font-weight-complex="normal"/>
    </style:style>
    <style:style style:name="P8" style:family="paragraph" style:parent-style-name="Standard" style:master-page-name="Standard">
      <style:paragraph-properties fo:margin-top="0.3cm" fo:margin-bottom="0.15cm" fo:text-align="justify" style:justify-single-word="false" style:page-number="auto" fo:keep-with-next="always"/>
      <style:text-properties style:use-window-font-color="true" style:font-name="Arial" fo:font-size="24pt" fo:font-weight="bold" style:font-size-asian="24pt" style:font-weight-asian="bold" style:font-name-complex="Tahoma" style:font-size-complex="24pt"/>
    </style:style>
    <style:style style:name="T1" style:family="text">
      <style:text-properties fo:color="#999999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8"><draw:frame draw:style-name="fr1" draw:name="graphics1" text:anchor-type="paragraph" svg:width="17.709cm" svg:height="1.113cm" draw:z-index="0"><draw:image xlink:href="Pictures/100002010000041A000000423576346A.png" xlink:type="simple" xlink:show="embed" xlink:actuate="onLoad"/></draw:frame>Sistemas Operativos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Standard">Formulario de auto-evaluación</text:p>
            <text:p text:style-name="Header">Sesión 3. Monitorización del sistema.</text:p>
          </table:table-cell>
        </table:table-row>
      </table:table>
      <text:p text:style-name="Standard"/>
      <text:p text:style-name="P4">Nombre y apellidos: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Jesús Manuel García Palma</text:p>
          </table:table-cell>
        </table:table-row>
      </table:table>
      <text:p text:style-name="Standard"/>
      <text:p text:style-name="P4">a) Cuestionario de actitud frente al trabajo.</text:p>
      <text:p text:style-name="Standard">El tiempo que he dedicado a la preparación de la sesión antes de asistir al laboratorio ha sido de 120 minutos.</text:p>
      <text:p text:style-name="Standard">1. He resuelto todas las dudas que tenía antes de iniciar la sesión de prácticas: SI (si/no). En caso de haber contestado “no”, indica los motivos por los que no las has resuelto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2. Tengo que trabajar algo más los conceptos sob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/>
            <text:p text:style-name="Table_20_Contents">i-nodos</text:p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3. Comentarios y sugerencias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P4">b) Cuestionario de conocimientos adquiridos.</text:p>
      <text:p text:style-name="Standard"><text:soft-page-break/>Mi solución a la <text:span text:style-name="T2">actividad 3.1</text:span> ha sido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Table_20_Contents">jesus@Xexu-Linux:~$ uptime </text:p>
            <text:p text:style-name="Table_20_Contents"><text:s/>09:52:58 up 20 min, <text:s/>2 users, <text:s/>load average: 0,29, 0,32, 0,32 </text:p>
            <text:p text:style-name="Table_20_Contents">jesus@Xexu-Linux:~$ w </text:p>
            <text:p text:style-name="Table_20_Contents"><text:s/>09:53:01 up 20 min, <text:s/>2 users, <text:s/>load average: 0,29, 0,32, 0,32 </text:p>
            <text:p text:style-name="Table_20_Contents">USUARIO <text:s/>TTY <text:s text:c="5"/>DE <text:s text:c="14"/>LOGIN@ <text:s text:c="2"/>IDLE <text:s text:c="2"/>JCPU <text:s text:c="2"/>PCPU WHAT </text:p>
            <text:p text:style-name="Table_20_Contents">jesus <text:s text:c="3"/>:0 <text:s text:c="6"/>:0 <text:s text:c="14"/>09:32 <text:s text:c="2"/>?xdm? <text:s text:c="2"/>2:46 <text:s text:c="2"/>0.42s init --user </text:p>
            <text:p text:style-name="Table_20_Contents">jesus <text:s text:c="3"/>pts/12 <text:s text:c="2"/>:0 <text:s text:c="14"/>09:33 <text:s text:c="3"/>4.00s <text:s/>0.19s <text:s/>0.01s w </text:p>
            <text:p text:style-name="Table_20_Contents"/>
            <text:p text:style-name="Table_20_Contents">uptime dice cuánto tiempo ha estado el sistema en funcionamiento</text:p>
            <text:p text:style-name="Table_20_Contents">w dice en número de usuarios que hay conectados al sistema</text:p>
            <text:p text:style-name="Table_20_Contents">El sistema lleva en marcha 20 minutos, hay dos usuarios conectados, y la carga media es 0,29, 0,32, 0,32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Mi solución a la <text:span text:style-name="T2">actividad 3.2</text:span> ha sido: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Table_20_Contents">#!/bin/bash</text:p>
            <text:p text:style-name="Table_20_Contents">for VAR in $(seq 1 $1)</text:p>
            <text:p text:style-name="Table_20_Contents">do</text:p>
            <text:p text:style-name="Table_20_Contents"><text:s text:c="3"/>echo "Iteración $VAR"</text:p>
            <text:p text:style-name="Table_20_Contents">done</text:p>
            <text:p text:style-name="Table_20_Contents"/>
            <text:p text:style-name="Table_20_Contents">echo "El valor de la variable es $VAR"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><text:soft-page-break/>Mi solución a la <text:span text:style-name="T2">actividad 3.4</text:span> ha sido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Table_20_Contents">jesus@Xexu-Linux:~$ mpstat </text:p>
            <text:p text:style-name="Table_20_Contents">Linux 3.16.0-50-generic (Xexu-Linux) <text:tab/>16/10/15 <text:tab/>_x86_64_<text:tab/>(2 CPU) </text:p>
            <text:p text:style-name="Table_20_Contents"/>
            <text:p text:style-name="Table_20_Contents">10:24:40 <text:s text:c="4"/>CPU <text:s text:c="3"/>%usr <text:s text:c="2"/>%nice <text:s text:c="3"/>%sys %iowait <text:s text:c="3"/>%irq <text:s text:c="2"/>%soft <text:s/>%steal <text:s/>%guest <text:s/>%gnice <text:s text:c="2"/>%idle </text:p>
            <text:p text:style-name="Table_20_Contents">10:24:40 <text:s text:c="4"/>all <text:s text:c="2"/>11,89 <text:s text:c="3"/>0,27 <text:s text:c="3"/>3,02 <text:s text:c="3"/>3,26 <text:s text:c="3"/>0,00 <text:s text:c="3"/>0,08 <text:s text:c="3"/>0,00 <text:s text:c="3"/>0,00 <text:s text:c="3"/>0,00 <text:s text:c="2"/>81,48 </text:p>
            <text:p text:style-name="Table_20_Contents">a) gasta 0,00 %</text:p>
            <text:p text:style-name="Table_20_Contents">b) gasta 0,00%</text:p>
            <text:p text:style-name="Table_20_Contents">c)</text:p>
            <text:p text:style-name="Table_20_Contents"><text:s/>jesus@Xexu-Linux:~$ top </text:p>
            <text:p text:style-name="Table_20_Contents">top - 10:27:40 up 55 min, <text:s/>2 users, <text:s/>load average: 0,20, 0,23, 0,31 </text:p>
            <text:p text:style-name="Table_20_Contents">Tareas: 192 total, <text:s text:c="2"/>2 ejecutar, <text:s/>190 hibernar, <text:s text:c="3"/>0 detener, <text:s text:c="3"/>0 zombie </text:p>
            <text:p text:style-name="Table_20_Contents">%Cpu(s): <text:s/>0,8 usuario, <text:s/>0,2 sist, <text:s/>0,0 adecuado, 99,0 inact, <text:s/>0,0 en espera, <text:s/>0, </text:p>
            <text:p text:style-name="Table_20_Contents">KiB Mem: <text:s text:c="2"/>5666380 total, <text:s/>4464692 used, <text:s/>1201688 free, <text:s text:c="3"/>77592 buffers </text:p>
            <text:p text:style-name="P6">KiB Swap: <text:s/>4874232 total, <text:s text:c="7"/>0 used, <text:s/>4874232 free. <text:s/>3298792 cached Mem </text:p>
            <text:p text:style-name="Table_20_Contents"/>
            <text:p text:style-name="Table_20_Contents"><text:s text:c="2"/>PID USUARIO <text:s text:c="2"/>PR <text:s/>NI <text:s text:c="3"/>VIRT <text:s text:c="3"/>RES <text:s text:c="3"/>SHR S <text:s/>%CPU %MEM <text:s text:c="4"/>HORA+ ORDEN <text:s text:c="6"/></text:p>
            <text:p text:style-name="Table_20_Contents"><text:s/>1118 root <text:s text:c="5"/>20 <text:s text:c="2"/>0 <text:s/>557052 183852 155400 S <text:s text:c="2"/>0,7 <text:s/>3,2 <text:s text:c="2"/>4:06.84 Xorg <text:s text:c="7"/></text:p>
            <text:p text:style-name="Table_20_Contents"><text:s text:c="2"/>494 root <text:s text:c="5"/>20 <text:s text:c="2"/>0 <text:s text:c="6"/>0 <text:s text:c="5"/>0 <text:s text:c="5"/>0 S <text:s text:c="2"/>0,3 <text:s/>0,0 <text:s text:c="2"/>0:00.50 rtsx_usb_m+ </text:p>
            <text:p text:style-name="Table_20_Contents"><text:s/>2355 jesus <text:s text:c="4"/>20 <text:s text:c="2"/>0 1500424 161760 <text:s/>91616 S <text:s text:c="2"/>0,3 <text:s/>2,9 <text:s text:c="2"/>2:20.33 compiz <text:s text:c="5"/></text:p>
            <text:p text:style-name="Table_20_Contents"><text:s/>2982 jesus <text:s text:c="4"/>20 <text:s text:c="2"/>0 <text:s/>615908 <text:s/>32872 <text:s/>24140 S <text:s text:c="2"/>0,3 <text:s/>0,6 <text:s text:c="2"/>0:17.83 gnome-term+ </text:p>
            <text:p text:style-name="Table_20_Contents"><text:s/>3860 root <text:s text:c="5"/>20 <text:s text:c="2"/>0 <text:s text:c="6"/>0 <text:s text:c="5"/>0 <text:s text:c="5"/>0 S <text:s text:c="2"/>0,3 <text:s/>0,0 <text:s text:c="2"/>0:05.27 kworker/1:0 </text:p>
            <text:p text:style-name="Table_20_Contents"><text:s/>4479 root <text:s text:c="5"/>20 <text:s text:c="2"/>0 <text:s text:c="6"/>0 <text:s text:c="5"/>0 <text:s text:c="5"/>0 S <text:s text:c="2"/>0,3 <text:s/>0,0 <text:s text:c="2"/>0:00.99 kworker/u8+ </text:p>
            <text:p text:style-name="Table_20_Contents"><text:s/>5492 jesus <text:s text:c="4"/>20 <text:s text:c="2"/>0 <text:s text:c="2"/>29240 <text:s text:c="2"/>3288 <text:s text:c="2"/>2748 R <text:s text:c="2"/>0,3 <text:s/>0,1 <text:s text:c="2"/>0:00.08 top <text:s text:c="8"/></text:p>
            <text:p text:style-name="Table_20_Contents"><text:s text:c="4"/>1 root <text:s text:c="5"/>20 <text:s text:c="2"/>0 <text:s text:c="2"/>33904 <text:s text:c="2"/>4484 <text:s text:c="2"/>2692 S <text:s text:c="2"/>0,0 <text:s/>0,1 <text:s text:c="2"/>0:02.94 init <text:s text:c="7"/></text:p>
            <text:p text:style-name="Table_20_Contents"><text:s text:c="4"/>2 root <text:s text:c="5"/>20 <text:s text:c="2"/>0 <text:s text:c="6"/>0 <text:s text:c="5"/>0 <text:s text:c="5"/>0 S <text:s text:c="2"/>0,0 <text:s/>0,0 <text:s text:c="2"/>0:00.01 kthreadd <text:s text:c="3"/></text:p>
            <text:p text:style-name="Table_20_Contents"><text:s text:c="4"/>3 root <text:s text:c="5"/>20 <text:s text:c="2"/>0 <text:s text:c="6"/>0 <text:s text:c="5"/>0 <text:s text:c="5"/>0 S <text:s text:c="2"/>0,0 <text:s/>0,0 <text:s text:c="2"/>0:00.56 ksoftirqd/0 </text:p>
            <text:p text:style-name="Table_20_Contents"><text:s text:c="4"/>5 root <text:s text:c="6"/>0 -20 <text:s text:c="6"/>0 <text:s text:c="5"/>0 <text:s text:c="5"/>0 S <text:s text:c="2"/>0,0 <text:s/>0,0 <text:s text:c="2"/>0:00.00 kworker/0:+ </text:p>
            <text:p text:style-name="Table_20_Contents"><text:s text:c="4"/>7 root <text:s text:c="5"/>20 <text:s text:c="2"/>0 <text:s text:c="6"/>0 <text:s text:c="5"/>0 <text:s text:c="5"/>0 R <text:s text:c="2"/>0,0 <text:s/>0,0 <text:s text:c="2"/>0:03.35 rcu_sched <text:s text:c="2"/></text:p>
            <text:p text:style-name="Table_20_Contents"><text:s text:c="4"/>8 root <text:s text:c="5"/>20 <text:s text:c="2"/>0 <text:s text:c="6"/>0 <text:s text:c="5"/>0 <text:s text:c="5"/>0 S <text:s text:c="2"/>0,0 <text:s/>0,0 <text:s text:c="2"/>0:02.46 rcuos/0 <text:s text:c="4"/></text:p>
            <text:p text:style-name="Table_20_Contents"><text:s text:c="4"/>9 root <text:s text:c="5"/>20 <text:s text:c="2"/>0 <text:s text:c="6"/>0 <text:s text:c="5"/>0 <text:s text:c="5"/>0 S <text:s text:c="2"/>0,0 <text:s/>0,0 <text:s text:c="2"/>0:02.58 rcuos/1 <text:s text:c="4"/></text:p>
            <text:p text:style-name="Table_20_Contents"><text:soft-page-break/><text:s text:c="3"/>10 root <text:s text:c="5"/>20 <text:s text:c="2"/>0 <text:s text:c="6"/>0 <text:s text:c="5"/>0 <text:s text:c="5"/>0 S <text:s text:c="2"/>0,0 <text:s/>0,0 <text:s text:c="2"/>0:00.00 rcuos/2 <text:s text:c="4"/></text:p>
            <text:p text:style-name="Table_20_Contents"><text:s text:c="3"/>11 root <text:s text:c="5"/>20 <text:s text:c="2"/>0 <text:s text:c="6"/>0 <text:s text:c="5"/>0 <text:s text:c="5"/>0 S <text:s text:c="2"/>0,0 <text:s/>0,0 <text:s text:c="2"/>0:00.00 rcuos/3 <text:s text:c="4"/></text:p>
            <text:p text:style-name="Table_20_Contents"><text:s text:c="3"/>12 root <text:s text:c="5"/>20 <text:s text:c="2"/>0 <text:s text:c="6"/>0 <text:s text:c="5"/>0 <text:s text:c="5"/>0 S <text:s text:c="2"/>0,0 <text:s/>0,0 <text:s text:c="2"/>0:00.00 rcu_bh </text:p>
            <text:p text:style-name="Table_20_Contents">0 espacio usado</text:p>
            <text:p text:style-name="P7">4874232 espacio libre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Mi solución a la <text:span text:style-name="T2">actividad 3.6</text:span> ha sido: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Table_20_Contents"><text:s/>vmstat 2 20 &gt; vmstat220.txt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Mi solución a la <text:span text:style-name="T2">actividad 3.8</text:span> ha sido: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Table_20_Contents">ls -lu</text:p>
            <text:p text:style-name="Table_20_Contents">ls lc</text:p>
            <text:p text:style-name="Table_20_Contents"/>
            <text:p text:style-name="Table_20_Contents"/>
          </table:table-cell>
        </table:table-row>
      </table:table>
      <text:p text:style-name="P5"/>
      <text:p text:style-name="P5"/>
      <text:p text:style-name="Standard">Mi solución a la <text:span text:style-name="T2">actividad 3.9</text:span> ha sido: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Du / → 11669613</text:p>
            <text:p text:style-name="Table_20_Contents">df -i / → 6111232 – 5861041 archivos</text:p>
            <text:p text:style-name="Table_20_Contents">S.ficheros <text:s text:c="4"/>Nodos-i NUsados NLibres NUso% Montado en </text:p>
            <text:p text:style-name="Table_20_Contents">/dev/sda6 <text:s text:c="5"/>6111232 <text:s/>250191 5861041 <text:s text:c="3"/>5% /</text:p>
            <text:p text:style-name="Table_20_Contents">jesus@Xexu-Linux:~$ du -h /etc </text:p>
            <text:p text:style-name="Table_20_Contents">12K<text:tab/>/etc/groff </text:p>
            <text:p text:style-name="Table_20_Contents">8,0K<text:tab/>/etc/rc6.d </text:p>
            <text:p text:style-name="Table_20_Contents"><text:soft-page-break/>160K<text:tab/>/etc/console-setup </text:p>
            <text:p text:style-name="Table_20_Contents">8,0K<text:tab/>/etc/UPower </text:p>
            <text:p text:style-name="Table_20_Contents">4,0K<text:tab/>/etc/update-manager/release-upgrades.d </text:p>
            <text:p text:style-name="Table_20_Contents">16K<text:tab/>/etc/update-manager </text:p>
            <text:p text:style-name="Table_20_Contents">44K<text:tab/>/etc/wpa_supplicant </text:p>
            <text:p text:style-name="Table_20_Contents">8,0K<text:tab/>/etc/python3.4 </text:p>
            <text:p text:style-name="Table_20_Contents">44K<text:tab/>/etc/xdg/menus </text:p>
            <text:p text:style-name="Table_20_Contents">140K<text:tab/>/etc/xdg/autostart </text:p>
            <text:p text:style-name="Table_20_Contents">204K<text:tab/>/etc/xdg </text:p>
            <text:p text:style-name="Table_20_Contents">4,0K<text:tab/>/etc/ODBCDataSources </text:p>
            <text:p text:style-name="Table_20_Contents">16K<text:tab/>/etc/fonts/conf.d </text:p>
            <text:p text:style-name="Table_20_Contents">372K<text:tab/>/etc/fonts/conf.avail </text:p>
            <text:p text:style-name="Table_20_Contents">400K<text:tab/>/etc/fonts </text:p>
            <text:p text:style-name="Table_20_Contents">8,0K<text:tab/>/etc/gdb </text:p>
            <text:p text:style-name="Table_20_Contents">16K<text:tab/>/etc/cupshelpers </text:p>
            <text:p text:style-name="Table_20_Contents">12K<text:tab/>/etc/vim </text:p>
            <text:p text:style-name="Table_20_Contents">2,0M<text:tab/>/etc/ati </text:p>
            <text:p text:style-name="Table_20_Contents">4,0K<text:tab/>/etc/apparmor/init/network-interface-security </text:p>
            <text:p text:style-name="Table_20_Contents">8,0K<text:tab/>/etc/apparmor/init </text:p>
            <text:p text:style-name="Table_20_Contents">16K<text:tab/>/etc/apparmor </text:p>
            <text:p text:style-name="Table_20_Contents">8,0K<text:tab/>/etc/python2.7 </text:p>
            <text:p text:style-name="Table_20_Contents">924K<text:tab/>/etc/apparmor.d/cache </text:p>
            <text:p text:style-name="Table_20_Contents">40K<text:tab/>/etc/apparmor.d/local </text:p>
            <text:p text:style-name="Table_20_Contents">4,0K<text:tab/>/etc/apparmor.d/disable </text:p>
            <text:p text:style-name="Table_20_Contents">8,0K<text:tab/>/etc/apparmor.d/tunables/home.d </text:p>
            <text:p text:style-name="Table_20_Contents">4,0K<text:tab/>/etc/apparmor.d/tunables/multiarch.d </text:p>
            <text:p text:style-name="Table_20_Contents">8,0K<text:tab/>/etc/apparmor.d/tunables/xdg-user-dirs.d </text:p>
            <text:p text:style-name="Table_20_Contents">68K<text:tab/>/etc/apparmor.d/tunables </text:p>
            <text:p text:style-name="Table_20_Contents">24K<text:tab/>/etc/apparmor.d/abstractions/apparmor_api </text:p>
            <text:p text:style-name="Table_20_Contents">48K<text:tab/>/etc/apparmor.d/abstractions/ubuntu-browsers.d </text:p>
            <text:p text:style-name="Table_20_Contents">384K<text:tab/>/etc/apparmor.d/abstractions </text:p>
            <text:p text:style-name="Table_20_Contents"><text:soft-page-break/>4,0K<text:tab/>/etc/apparmor.d/force-complain </text:p>
            <text:p text:style-name="Table_20_Contents">1,5M<text:tab/>/etc/apparmor.d </text:p>
            <text:p text:style-name="Table_20_Contents">248K<text:tab/>/etc/ssh </text:p>
            <text:p text:style-name="Table_20_Contents">20K<text:tab/>/etc/dhcp/dhclient-exit-hooks.d </text:p>
            <text:p text:style-name="Table_20_Contents">20K<text:tab/>/etc/dhcp/dhclient-enter-hooks.d </text:p>
            <text:p text:style-name="Table_20_Contents">48K<text:tab/>/etc/dhcp </text:p>
            <text:p text:style-name="Table_20_Contents">4,0K<text:tab/>/etc/yum/vars </text:p>
            <text:p text:style-name="Table_20_Contents">4,0K<text:tab/>/etc/yum/protected.d </text:p>
            <text:p text:style-name="Table_20_Contents">4,0K<text:tab/>/etc/yum/repos.d </text:p>
            <text:p text:style-name="Table_20_Contents">32K<text:tab/>/etc/yum </text:p>
            <text:p text:style-name="Table_20_Contents">4,0K<text:tab/>/etc/apm/suspend.d </text:p>
            <text:p text:style-name="Table_20_Contents">4,0K<text:tab/>/etc/apm/resume.d </text:p>
            <text:p text:style-name="Table_20_Contents">8,0K<text:tab/>/etc/apm/scripts.d </text:p>
            <text:p text:style-name="Table_20_Contents">12K<text:tab/>/etc/apm/event.d </text:p>
            <text:p text:style-name="Table_20_Contents">32K<text:tab/>/etc/apm </text:p>
            <text:p text:style-name="Table_20_Contents">24K<text:tab/>/etc/gnome </text:p>
            <text:p text:style-name="Table_20_Contents">4,0K<text:tab/>/etc/libpaper.d </text:p>
            <text:p text:style-name="Table_20_Contents">12K<text:tab/>/etc/speech-dispatcher/clients </text:p>
            <text:p text:style-name="Table_20_Contents">68K<text:tab/>/etc/speech-dispatcher/modules </text:p>
            <text:p text:style-name="Table_20_Contents">96K<text:tab/>/etc/speech-dispatcher </text:p>
            <text:p text:style-name="Table_20_Contents">28K<text:tab/>/etc/ld.so.conf.d </text:p>
            <text:p text:style-name="Table_20_Contents">96K<text:tab/>/etc/bash_completion.d </text:p>
            <text:p text:style-name="Table_20_Contents">du: no se puede leer el directorio «/etc/ssl/private»: Permiso denegado </text:p>
            <text:p text:style-name="Table_20_Contents">4,0K<text:tab/>/etc/ssl/private </text:p>
            <text:p text:style-name="Table_20_Contents">924K<text:tab/>/etc/ssl/certs </text:p>
            <text:p text:style-name="Table_20_Contents">944K<text:tab/>/etc/ssl </text:p>
            <text:p text:style-name="Table_20_Contents">8,0K<text:tab/>/etc/OpenCL/vendors </text:p>
            <text:p text:style-name="Table_20_Contents">12K<text:tab/>/etc/OpenCL </text:p>
            <text:p text:style-name="Table_20_Contents">8,0K<text:tab/>/etc/sane.d/dll.d </text:p>
            <text:p text:style-name="Table_20_Contents">332K<text:tab/>/etc/sane.d </text:p>
            <text:p text:style-name="Table_20_Contents">4,0K<text:tab/>/etc/ifplugd/action.d </text:p>
            <text:p text:style-name="Table_20_Contents"><text:soft-page-break/>8,0K<text:tab/>/etc/ifplugd </text:p>
            <text:p text:style-name="Table_20_Contents">8,0K<text:tab/>/etc/modules-load.d </text:p>
            <text:p text:style-name="Table_20_Contents">4,0K<text:tab/>/etc/insserv.conf.d </text:p>
            <text:p text:style-name="Table_20_Contents">12K<text:tab/>/etc/sgml </text:p>
            <text:p text:style-name="Table_20_Contents">20K<text:tab/>/etc/xml </text:p>
            <text:p text:style-name="Table_20_Contents">8,0K<text:tab/>/etc/terminfo </text:p>
            <text:p text:style-name="Table_20_Contents">4,0K<text:tab/>/etc/sensors.d </text:p>
            <text:p text:style-name="Table_20_Contents">8,0K<text:tab/>/etc/rc3.d </text:p>
            <text:p text:style-name="Table_20_Contents">24K<text:tab/>/etc/ghostscript/cidfmap.d </text:p>
            <text:p text:style-name="Table_20_Contents">8,0K<text:tab/>/etc/ghostscript/fontmap.d </text:p>
            <text:p text:style-name="Table_20_Contents">36K<text:tab/>/etc/ghostscript </text:p>
            <text:p text:style-name="Table_20_Contents">12K<text:tab/>/etc/libnl-3 </text:p>
            <text:p text:style-name="Table_20_Contents">4,0K<text:tab/>/etc/insserv/overrides </text:p>
            <text:p text:style-name="Table_20_Contents">8,0K<text:tab/>/etc/insserv </text:p>
            <text:p text:style-name="Table_20_Contents">8,0K<text:tab/>/etc/rc1.d </text:p>
            <text:p text:style-name="Table_20_Contents">4,0K<text:tab/>/etc/ca-certificates/update.d </text:p>
            <text:p text:style-name="Table_20_Contents">8,0K<text:tab/>/etc/ca-certificates </text:p>
            <text:p text:style-name="Table_20_Contents">3,9M<text:tab/>/etc/brltty </text:p>
            <text:p text:style-name="Table_20_Contents">8,0K<text:tab/>/etc/pcmcia </text:p>
            <text:p text:style-name="Table_20_Contents">16K<text:tab/>/etc/profile.d </text:p>
            <text:p text:style-name="Table_20_Contents">4,0K<text:tab/>/etc/perl/CPAN </text:p>
            <text:p text:style-name="Table_20_Contents">8,0K<text:tab/>/etc/perl/Net </text:p>
            <text:p text:style-name="Table_20_Contents">16K<text:tab/>/etc/perl </text:p>
            <text:p text:style-name="Table_20_Contents">16K<text:tab/>/etc/sysstat </text:p>
            <text:p text:style-name="Table_20_Contents">8,0K<text:tab/>/etc/python3 </text:p>
            <text:p text:style-name="Table_20_Contents">8,0K<text:tab/>/etc/cron.hourly </text:p>
            <text:p text:style-name="Table_20_Contents">4,0K<text:tab/>/etc/udev/hwdb.d </text:p>
            <text:p text:style-name="Table_20_Contents">12K<text:tab/>/etc/udev/rules.d </text:p>
            <text:p text:style-name="Table_20_Contents">24K<text:tab/>/etc/udev </text:p>
            <text:p text:style-name="Table_20_Contents">8,0K<text:tab/>/etc/alternatives </text:p>
            <text:p text:style-name="Table_20_Contents">24K<text:tab/>/etc/kernel/postinst.d </text:p>
            <text:p text:style-name="Table_20_Contents"><text:soft-page-break/>8,0K<text:tab/>/etc/kernel/prerm.d </text:p>
            <text:p text:style-name="Table_20_Contents">12K<text:tab/>/etc/kernel/postrm.d </text:p>
            <text:p text:style-name="Table_20_Contents">8,0K<text:tab/>/etc/kernel/header_postinst.d </text:p>
            <text:p text:style-name="Table_20_Contents">56K<text:tab/>/etc/kernel </text:p>
            <text:p text:style-name="Table_20_Contents">8,0K<text:tab/>/etc/doc-base/documents </text:p>
            <text:p text:style-name="Table_20_Contents">12K<text:tab/>/etc/doc-base </text:p>
            <text:p text:style-name="Table_20_Contents">4,0K<text:tab/>/etc/security/limits.d </text:p>
            <text:p text:style-name="Table_20_Contents">4,0K<text:tab/>/etc/security/namespace.d </text:p>
            <text:p text:style-name="Table_20_Contents">56K<text:tab/>/etc/security </text:p>
            <text:p text:style-name="Table_20_Contents">8,0K<text:tab/>/etc/cracklib </text:p>
            <text:p text:style-name="Table_20_Contents">4,0K<text:tab/>/etc/dpkg/dpkg.cfg.d </text:p>
            <text:p text:style-name="Table_20_Contents">12K<text:tab/>/etc/dpkg/origins </text:p>
            <text:p text:style-name="Table_20_Contents">32K<text:tab/>/etc/dpkg </text:p>
            <text:p text:style-name="Table_20_Contents">4,0K<text:tab/>/etc/dictionaries-common </text:p>
            <text:p text:style-name="Table_20_Contents">4,0K<text:tab/>/etc/samba/tls </text:p>
            <text:p text:style-name="Table_20_Contents">24K<text:tab/>/etc/samba </text:p>
            <text:p text:style-name="Table_20_Contents">8,0K<text:tab/>/etc/rc4.d </text:p>
            <text:p text:style-name="Table_20_Contents">12K<text:tab/>/etc/gconf/2 </text:p>
            <text:p text:style-name="Table_20_Contents">4,0K<text:tab/>/etc/gconf/gconf.xml.mandatory </text:p>
            <text:p text:style-name="Table_20_Contents">4,0K<text:tab/>/etc/gconf/gconf.xml.defaults </text:p>
            <text:p text:style-name="Table_20_Contents">24K<text:tab/>/etc/gconf </text:p>
            <text:p text:style-name="Table_20_Contents">4,0K<text:tab/>/etc/pki </text:p>
            <text:p text:style-name="Table_20_Contents">40K<text:tab/>/etc/sysctl.d </text:p>
            <text:p text:style-name="Table_20_Contents">148K<text:tab/>/etc/default </text:p>
            <text:p text:style-name="Table_20_Contents">8,0K<text:tab/>/etc/logcheck/ignore.d.paranoid </text:p>
            <text:p text:style-name="Table_20_Contents">12K<text:tab/>/etc/logcheck/ignore.d.server </text:p>
            <text:p text:style-name="Table_20_Contents">24K<text:tab/>/etc/logcheck </text:p>
            <text:p text:style-name="Table_20_Contents">8,0K<text:tab/>/etc/rc2.d </text:p>
            <text:p text:style-name="Table_20_Contents">228K<text:tab/>/etc/ImageMagick </text:p>
            <text:p text:style-name="Table_20_Contents">8,0K<text:tab/>/etc/rcS.d </text:p>
            <text:p text:style-name="Table_20_Contents">108K<text:tab/>/etc/pam.d </text:p>
            <text:p text:style-name="Table_20_Contents"><text:soft-page-break/>48K<text:tab/>/etc/acpi/events </text:p>
            <text:p text:style-name="Table_20_Contents">80K<text:tab/>/etc/acpi </text:p>
            <text:p text:style-name="Table_20_Contents">12K<text:tab/>/etc/rsyslog.d </text:p>
            <text:p text:style-name="Table_20_Contents">28K<text:tab/>/etc/skel </text:p>
            <text:p text:style-name="Table_20_Contents">8,0K<text:tab/>/etc/python </text:p>
            <text:p text:style-name="Table_20_Contents">4,0K<text:tab/>/etc/systemd/system/sockets.target.wants </text:p>
            <text:p text:style-name="Table_20_Contents">4,0K<text:tab/>/etc/systemd/system/sysinit.target.wants </text:p>
            <text:p text:style-name="Table_20_Contents">4,0K<text:tab/>/etc/systemd/system/multi-user.target.wants </text:p>
            <text:p text:style-name="Table_20_Contents">16K<text:tab/>/etc/systemd/system </text:p>
            <text:p text:style-name="Table_20_Contents">24K<text:tab/>/etc/systemd </text:p>
            <text:p text:style-name="Table_20_Contents">16K<text:tab/>/etc/chatscripts </text:p>
            <text:p text:style-name="Table_20_Contents">du: no se puede leer el directorio «/etc/cups/ssl»: Permiso denegado </text:p>
            <text:p text:style-name="Table_20_Contents">4,0K<text:tab/>/etc/cups/ssl </text:p>
            <text:p text:style-name="Table_20_Contents">4,0K<text:tab/>/etc/cups/interfaces </text:p>
            <text:p text:style-name="Table_20_Contents">4,0K<text:tab/>/etc/cups/ppd </text:p>
            <text:p text:style-name="Table_20_Contents">60K<text:tab/>/etc/cups </text:p>
            <text:p text:style-name="Table_20_Contents">4,0K<text:tab/>/etc/update-notifier </text:p>
            <text:p text:style-name="Table_20_Contents">28K<text:tab/>/etc/update-motd.d </text:p>
            <text:p text:style-name="Table_20_Contents">8,0K<text:tab/>/etc/aptdaemon/high-trust-repository-whitelist.d </text:p>
            <text:p text:style-name="Table_20_Contents">12K<text:tab/>/etc/aptdaemon </text:p>
            <text:p text:style-name="Table_20_Contents">12K<text:tab/>/etc/kbd </text:p>
            <text:p text:style-name="Table_20_Contents">4,0K<text:tab/>/etc/initramfs-tools/hooks </text:p>
            <text:p text:style-name="Table_20_Contents">4,0K<text:tab/>/etc/initramfs-tools/scripts/nfs-premount </text:p>
            <text:p text:style-name="Table_20_Contents">4,0K<text:tab/>/etc/initramfs-tools/scripts/local-premount </text:p>
            <text:p text:style-name="Table_20_Contents">4,0K<text:tab/>/etc/initramfs-tools/scripts/local-bottom </text:p>
            <text:p text:style-name="Table_20_Contents">4,0K<text:tab/>/etc/initramfs-tools/scripts/init-top </text:p>
            <text:p text:style-name="Table_20_Contents">4,0K<text:tab/>/etc/initramfs-tools/scripts/local-top </text:p>
            <text:p text:style-name="Table_20_Contents">4,0K<text:tab/>/etc/initramfs-tools/scripts/nfs-bottom </text:p>
            <text:p text:style-name="Table_20_Contents">4,0K<text:tab/>/etc/initramfs-tools/scripts/panic </text:p>
            <text:p text:style-name="Table_20_Contents">4,0K<text:tab/>/etc/initramfs-tools/scripts/init-premount </text:p>
            <text:p text:style-name="Table_20_Contents">4,0K<text:tab/>/etc/initramfs-tools/scripts/init-bottom </text:p>
            <text:p text:style-name="Table_20_Contents"><text:soft-page-break/>4,0K<text:tab/>/etc/initramfs-tools/scripts/nfs-top </text:p>
            <text:p text:style-name="Table_20_Contents">44K<text:tab/>/etc/initramfs-tools/scripts </text:p>
            <text:p text:style-name="Table_20_Contents">8,0K<text:tab/>/etc/initramfs-tools/conf.d </text:p>
            <text:p text:style-name="Table_20_Contents">72K<text:tab/>/etc/initramfs-tools </text:p>
            <text:p text:style-name="Table_20_Contents">8,0K<text:tab/>/etc/ldap </text:p>
            <text:p text:style-name="Table_20_Contents">8,0K<text:tab/>/etc/firefox/pref </text:p>
            <text:p text:style-name="Table_20_Contents">16K<text:tab/>/etc/firefox </text:p>
            <text:p text:style-name="Table_20_Contents">32K<text:tab/>/etc/iproute2 </text:p>
            <text:p text:style-name="Table_20_Contents">8,0K<text:tab/>/etc/rc0.d </text:p>
            <text:p text:style-name="Table_20_Contents">12K<text:tab/>/etc/timidity </text:p>
            <text:p text:style-name="Table_20_Contents">8,0K<text:tab/>/etc/ufw/applications.d </text:p>
            <text:p text:style-name="Table_20_Contents">44K<text:tab/>/etc/ufw </text:p>
            <text:p text:style-name="Table_20_Contents">172K<text:tab/>/etc/dbus-1/system.d </text:p>
            <text:p text:style-name="Table_20_Contents">4,0K<text:tab/>/etc/dbus-1/session.d </text:p>
            <text:p text:style-name="Table_20_Contents">188K<text:tab/>/etc/dbus-1 </text:p>
            <text:p text:style-name="Table_20_Contents">80K<text:tab/>/etc/cron.daily </text:p>
            <text:p text:style-name="Table_20_Contents">56K<text:tab/>/etc/gimp/2.0 </text:p>
            <text:p text:style-name="Table_20_Contents">60K<text:tab/>/etc/gimp </text:p>
            <text:p text:style-name="Table_20_Contents">32K<text:tab/>/etc/bluetooth </text:p>
            <text:p text:style-name="Table_20_Contents">4,0K<text:tab/>/etc/ppp/resolv </text:p>
            <text:p text:style-name="Table_20_Contents">4,0K<text:tab/>/etc/ppp/ipv6-up.d </text:p>
            <text:p text:style-name="Table_20_Contents">16K<text:tab/>/etc/ppp/ip-up.d </text:p>
            <text:p text:style-name="Table_20_Contents">4,0K<text:tab/>/etc/ppp/ipv6-down.d </text:p>
            <text:p text:style-name="Table_20_Contents">8,0K<text:tab/>/etc/ppp/peers </text:p>
            <text:p text:style-name="Table_20_Contents">16K<text:tab/>/etc/ppp/ip-down.d </text:p>
            <text:p text:style-name="Table_20_Contents">104K<text:tab/>/etc/ppp </text:p>
            <text:p text:style-name="Table_20_Contents">220K<text:tab/>/etc/init.d </text:p>
            <text:p text:style-name="Table_20_Contents">8,0K<text:tab/>/etc/lightdm </text:p>
            <text:p text:style-name="Table_20_Contents">8,0K<text:tab/>/etc/selinux </text:p>
            <text:p text:style-name="Table_20_Contents">28K<text:tab/>/etc/cron.weekly </text:p>
            <text:p text:style-name="Table_20_Contents">12K<text:tab/>/etc/X11/fonts/misc </text:p>
            <text:p text:style-name="Table_20_Contents"><text:soft-page-break/>12K<text:tab/>/etc/X11/fonts/Type1 </text:p>
            <text:p text:style-name="Table_20_Contents">28K<text:tab/>/etc/X11/fonts </text:p>
            <text:p text:style-name="Table_20_Contents">20K<text:tab/>/etc/X11/cursors </text:p>
            <text:p text:style-name="Table_20_Contents">4,0K<text:tab/>/etc/X11/xkb </text:p>
            <text:p text:style-name="Table_20_Contents">84K<text:tab/>/etc/X11/Xsession.d </text:p>
            <text:p text:style-name="Table_20_Contents">16K<text:tab/>/etc/X11/xinit </text:p>
            <text:p text:style-name="Table_20_Contents">8,0K<text:tab/>/etc/X11/Xresources </text:p>
            <text:p text:style-name="Table_20_Contents">8,0K<text:tab/>/etc/X11/xsm </text:p>
            <text:p text:style-name="Table_20_Contents">8,0K<text:tab/>/etc/X11/Xreset.d </text:p>
            <text:p text:style-name="Table_20_Contents">604K<text:tab/>/etc/X11/app-defaults </text:p>
            <text:p text:style-name="Table_20_Contents">828K<text:tab/>/etc/X11 </text:p>
            <text:p text:style-name="Table_20_Contents">24K<text:tab/>/etc/pulse </text:p>
            <text:p text:style-name="Table_20_Contents">16K<text:tab/>/etc/cron.d </text:p>
            <text:p text:style-name="Table_20_Contents">396K<text:tab/>/etc/init </text:p>
            <text:p text:style-name="Table_20_Contents">12K<text:tab/>/etc/obex-data-server </text:p>
            <text:p text:style-name="Table_20_Contents">12K<text:tab/>/etc/wildmidi </text:p>
            <text:p text:style-name="Table_20_Contents">12K<text:tab/>/etc/cron.monthly </text:p>
            <text:p text:style-name="Table_20_Contents">8,0K<text:tab/>/etc/gnome-app-install </text:p>
            <text:p text:style-name="Table_20_Contents">8,0K<text:tab/>/etc/thunderbird </text:p>
            <text:p text:style-name="Table_20_Contents">8,0K<text:tab/>/etc/at-spi2 </text:p>
            <text:p text:style-name="Table_20_Contents">60K<text:tab/>/etc/logrotate.d </text:p>
            <text:p text:style-name="Table_20_Contents">12K<text:tab/>/etc/gtk-3.0 </text:p>
            <text:p text:style-name="Table_20_Contents">8,0K<text:tab/>/etc/sudoers.d </text:p>
            <text:p text:style-name="Table_20_Contents">80K<text:tab/>/etc/grub.d </text:p>
            <text:p text:style-name="Table_20_Contents">24K<text:tab/>/etc/signon-ui/webkit-options.d </text:p>
            <text:p text:style-name="Table_20_Contents">28K<text:tab/>/etc/signon-ui </text:p>
            <text:p text:style-name="Table_20_Contents">4,0K<text:tab/>/etc/opt </text:p>
            <text:p text:style-name="Table_20_Contents">8,0K<text:tab/>/etc/dconf/db/ibus.d </text:p>
            <text:p text:style-name="Table_20_Contents">16K<text:tab/>/etc/dconf/db </text:p>
            <text:p text:style-name="Table_20_Contents">8,0K<text:tab/>/etc/dconf/profile </text:p>
            <text:p text:style-name="Table_20_Contents">28K<text:tab/>/etc/dconf </text:p>
            <text:p text:style-name="Table_20_Contents"><text:soft-page-break/>8,0K<text:tab/>/etc/calendar </text:p>
            <text:p text:style-name="Table_20_Contents">4,0K<text:tab/>/etc/avahi/services </text:p>
            <text:p text:style-name="Table_20_Contents">20K<text:tab/>/etc/avahi </text:p>
            <text:p text:style-name="Table_20_Contents">8,0K<text:tab/>/etc/polkit-1/nullbackend.conf.d </text:p>
            <text:p text:style-name="Table_20_Contents">du: no se puede leer el directorio «/etc/polkit-1/localauthority»: Permiso denegado </text:p>
            <text:p text:style-name="Table_20_Contents">4,0K<text:tab/>/etc/polkit-1/localauthority </text:p>
            <text:p text:style-name="Table_20_Contents">12K<text:tab/>/etc/polkit-1/localauthority.conf.d </text:p>
            <text:p text:style-name="Table_20_Contents">28K<text:tab/>/etc/polkit-1 </text:p>
            <text:p text:style-name="Table_20_Contents">60K<text:tab/>/etc/modprobe.d </text:p>
            <text:p text:style-name="Table_20_Contents">12K<text:tab/>/etc/compizconfig </text:p>
            <text:p text:style-name="Table_20_Contents">4,0K<text:tab/>/etc/xul-ext </text:p>
            <text:p text:style-name="Table_20_Contents">12K<text:tab/>/etc/apport/blacklist.d </text:p>
            <text:p text:style-name="Table_20_Contents">12K<text:tab/>/etc/apport/native-origins.d </text:p>
            <text:p text:style-name="Table_20_Contents">32K<text:tab/>/etc/apport/crashdb.conf.d </text:p>
            <text:p text:style-name="Table_20_Contents">64K<text:tab/>/etc/apport </text:p>
            <text:p text:style-name="Table_20_Contents">8,0K<text:tab/>/etc/hp </text:p>
            <text:p text:style-name="Table_20_Contents">8,0K<text:tab/>/etc/rc5.d </text:p>
            <text:p text:style-name="Table_20_Contents">8,0K<text:tab/>/etc/resolvconf/resolv.conf.d </text:p>
            <text:p text:style-name="Table_20_Contents">8,0K<text:tab/>/etc/resolvconf/update-libc.d </text:p>
            <text:p text:style-name="Table_20_Contents">16K<text:tab/>/etc/resolvconf/update.d </text:p>
            <text:p text:style-name="Table_20_Contents">40K<text:tab/>/etc/resolvconf </text:p>
            <text:p text:style-name="Table_20_Contents">8,0K<text:tab/>/etc/NetworkManager/dispatcher.d </text:p>
            <text:p text:style-name="Table_20_Contents">28K<text:tab/>/etc/NetworkManager/system-connections </text:p>
            <text:p text:style-name="Table_20_Contents">8,0K<text:tab/>/etc/NetworkManager/VPN </text:p>
            <text:p text:style-name="Table_20_Contents">4,0K<text:tab/>/etc/NetworkManager/dnsmasq.d </text:p>
            <text:p text:style-name="Table_20_Contents">56K<text:tab/>/etc/NetworkManager </text:p>
            <text:p text:style-name="Table_20_Contents">12K<text:tab/>/etc/network/if-pre-up.d </text:p>
            <text:p text:style-name="Table_20_Contents">28K<text:tab/>/etc/network/if-up.d </text:p>
            <text:p text:style-name="Table_20_Contents">8,0K<text:tab/>/etc/network/if-post-down.d </text:p>
            <text:p text:style-name="Table_20_Contents">4,0K<text:tab/>/etc/network/interfaces.d </text:p>
            <text:p text:style-name="Table_20_Contents">16K<text:tab/>/etc/network/if-down.d </text:p>
            <text:p text:style-name="Table_20_Contents"><text:soft-page-break/>76K<text:tab/>/etc/network </text:p>
            <text:p text:style-name="Table_20_Contents">8,0K<text:tab/>/etc/dnsmasq.d </text:p>
            <text:p text:style-name="Table_20_Contents">8,0K<text:tab/>/etc/gtk-2.0 </text:p>
            <text:p text:style-name="Table_20_Contents">8,0K<text:tab/>/etc/newt </text:p>
            <text:p text:style-name="Table_20_Contents">4,0K<text:tab/>/etc/udisks2 </text:p>
            <text:p text:style-name="Table_20_Contents">4,0K<text:tab/>/etc/usb_modeswitch.d </text:p>
            <text:p text:style-name="Table_20_Contents">24K<text:tab/>/etc/apt/trusted.gpg.d </text:p>
            <text:p text:style-name="Table_20_Contents">4,0K<text:tab/>/etc/apt/preferences.d </text:p>
            <text:p text:style-name="Table_20_Contents">52K<text:tab/>/etc/apt/apt.conf.d </text:p>
            <text:p text:style-name="Table_20_Contents">40K<text:tab/>/etc/apt/sources.list.d </text:p>
            <text:p text:style-name="Table_20_Contents">172K<text:tab/>/etc/apt </text:p>
            <text:p text:style-name="Table_20_Contents">8,0K<text:tab/>/etc/esound </text:p>
            <text:p text:style-name="Table_20_Contents">8,0K<text:tab/>/etc/emacs/site-start.d </text:p>
            <text:p text:style-name="Table_20_Contents">12K<text:tab/>/etc/emacs </text:p>
            <text:p text:style-name="Table_20_Contents">4,0K<text:tab/>/etc/mysql/conf.d </text:p>
            <text:p text:style-name="Table_20_Contents">12K<text:tab/>/etc/mysql </text:p>
            <text:p text:style-name="Table_20_Contents">40K<text:tab/>/etc/dkms/template-dkms-mkdeb/debian </text:p>
            <text:p text:style-name="Table_20_Contents">48K<text:tab/>/etc/dkms/template-dkms-mkdeb </text:p>
            <text:p text:style-name="Table_20_Contents">56K<text:tab/>/etc/dkms </text:p>
            <text:p text:style-name="Table_20_Contents">8,0K<text:tab/>/etc/depmod.d </text:p>
            <text:p text:style-name="Table_20_Contents">16K<text:tab/>/etc/pm/sleep.d </text:p>
            <text:p text:style-name="Table_20_Contents">4,0K<text:tab/>/etc/pm/config.d </text:p>
            <text:p text:style-name="Table_20_Contents">4,0K<text:tab/>/etc/pm/power.d </text:p>
            <text:p text:style-name="Table_20_Contents">28K<text:tab/>/etc/pm </text:p>
            <text:p text:style-name="Table_20_Contents">16K<text:tab/>/etc/openal </text:p>
            <text:p text:style-name="Table_20_Contents">4,0K<text:tab/>/etc/fstab.d </text:p>
            <text:p text:style-name="Table_20_Contents">16M<text:tab/>/etc </text:p>
            <text:p text:style-name="Table_20_Contents">El tamaño de /etc es 16 MB</text:p>
            <text:p text:style-name="Table_20_Contents">Hacer lo mismo con /var</text:p>
            <text:p text:style-name="Table_20_Contents">Tamaño de /var 1,2 GB</text:p>
            <text:p text:style-name="Table_20_Contents">Tamaño de / bin 9,8MB</text:p>
            <text:p text:style-name="Table_20_Contents"><text:soft-page-break/>Tamaño de /usr 3,6 GB</text:p>
            <text:p text:style-name="Table_20_Contents">Tamaño de /lib 540 MB</text:p>
            <text:p text:style-name="Table_20_Contents">El tamaño de /usr es enorme ya que ahí están instalados los programas y /bin tiene sus ejecutables</text:p>
            <text:p text:style-name="Table_20_Contents"/>
            <text:p text:style-name="Table_20_Contents">du -B 4 /etc </text:p>
            <text:p text:style-name="Table_20_Contents">3947520<text:tab/>/etc </text:p>
            <text:p text:style-name="Table_20_Contents"/>
          </table:table-cell>
        </table:table-row>
      </table:table>
      <text:p text:style-name="P5"/>
      <text:p text:style-name="P5"/>
      <text:p text:style-name="P5"/>
      <text:p text:style-name="P5"/>
      <text:p text:style-name="Standard">Mi solución a la <text:span text:style-name="T2">actividad 3.10</text:span> ha sido: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Table_20_Contents"/>
            <text:p text:style-name="Table_20_Contents">ln -s archivo.txt ./softLink </text:p>
            <text:p text:style-name="Table_20_Contents">ln archivo.txt hardlink </text:p>
            <text:p text:style-name="Table_20_Contents">ln target_hardLink2.txt hardlink2 </text:p>
            <text:p text:style-name="Table_20_Contents">mkdir D1/ </text:p>
            <text:p text:style-name="Table_20_Contents">ls -lai </text:p>
            <text:p text:style-name="Table_20_Contents">total 42504</text:p>
            <text:p text:style-name="Table_20_Contents">Los enlaces blandos no cuentan en el contador de enlaces, solo los que son duros.</text:p>
            <text:p text:style-name="Table_20_Contents"/>
          </table:table-cell>
        </table:table-row>
      </table:table>
      <text:p text:style-name="P5"/>
      <text:p text:style-name="Standard">Mi solución a la <text:span text:style-name="T2">actividad 3.12</text:span> ha sido: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Table_20_Contents">jesus@Xexu-Linux:~$ mknod disp_bloques b 10 5 </text:p>
            <text:p text:style-name="Table_20_Contents">mknod: «disp_bloques»: Operación no permitida </text:p>
            <text:p text:style-name="Table_20_Contents">jesus@Xexu-Linux:~$ sudo su </text:p>
            <text:p text:style-name="Table_20_Contents">[sudo] password for jesus: </text:p>
            <text:p text:style-name="Table_20_Contents">root@Xexu-Linux:/home/jesus# mknod disp_bloques b 10 5 </text:p>
            <text:p text:style-name="Table_20_Contents">root@Xexu-Linux:/home/jesus# mknod disp_caracteres c 10 5 </text:p>
            <text:p text:style-name="Table_20_Contents">root@Xexu-Linux:/home/jesus# ls -li </text:p>
            <text:p text:style-name="Table_20_Contents"><text:soft-page-break/>total 42328 </text:p>
            <text:p text:style-name="Table_20_Contents">5515824 -rw-rw-r-- <text:s/>2 jesus jesus <text:s text:c="7"/>0 oct 16 16:40 archivo.txt </text:p>
            <text:p text:style-name="Table_20_Contents">5652879 drwxrwxr-x <text:s/>2 jesus jesus <text:s text:c="4"/>4096 oct 16 16:42 D1 </text:p>
            <text:p text:style-name="Table_20_Contents">5505035 drwxr-xr-x <text:s/>3 jesus jesus <text:s text:c="4"/>4096 oct 16 10:01 Descargas </text:p>
            <text:p text:style-name="Table_20_Contents">5507528 -rw-rw-r-- <text:s/>1 jesus jesus <text:s text:c="2"/>126716 oct <text:s/>6 10:42 device-mapper-1.02.54-3.fc14.i686.rpm </text:p>
            <text:p text:style-name="Table_20_Contents">5507521 -rw-rw-r-- <text:s/>1 jesus jesus <text:s text:c="2"/>134536 oct <text:s/>6 10:42 device-mapper-libs-1.02.54-3.fc14.i686.rpm </text:p>
            <text:p text:style-name="Table_20_Contents">5652730 drwxrwxr-x <text:s/>3 jesus jesus <text:s text:c="4"/>4096 oct 14 22:24 Dictionaries </text:p>
            <text:p text:style-name="Table_20_Contents">5515829 brw-r--r-- <text:s/>1 root <text:s/>root <text:s text:c="4"/>10, 5 oct 16 16:45 disp_bloques </text:p>
            <text:p text:style-name="Table_20_Contents">5515853 crw-r--r-- <text:s/>1 root <text:s/>root <text:s text:c="4"/>10, 5 oct 16 16:45 disp_caracteres </text:p>
            <text:p text:style-name="Table_20_Contents">5509721 -rw-rw-r-- <text:s/>1 jesus jesus <text:s text:c="2"/>591583 jun <text:s/>6 19:37 Docs.odt </text:p>
            <text:p text:style-name="Table_20_Contents">5505038 drwxr-xr-x <text:s/>2 jesus jesus <text:s text:c="4"/>4096 jun <text:s/>6 15:17 Documentos </text:p>
            <text:p text:style-name="Table_20_Contents">5519036 drwx------ <text:s/>8 jesus jesus <text:s text:c="4"/>4096 sep 24 12:12 Dropbox </text:p>
            <text:p text:style-name="Table_20_Contents">5505034 drwxr-xr-x <text:s/>6 jesus jesus <text:s text:c="4"/>4096 oct 15 12:56 Escritorio </text:p>
            <text:p text:style-name="Table_20_Contents">5505030 -rw-r--r-- <text:s/>1 jesus jesus <text:s text:c="4"/>8980 jun <text:s/>6 14:52 examples.desktop </text:p>
            <text:p text:style-name="Table_20_Contents">5507527 -rw-rw-r-- <text:s/>1 jesus jesus <text:s text:c="2"/>123680 oct <text:s/>6 10:42 glib-1.2.10-33.fc12.i686.rpm </text:p>
            <text:p text:style-name="Table_20_Contents">5642696 drwxrwxr-x 14 jesus jesus <text:s text:c="4"/>4096 oct <text:s/>8 12:46 grive </text:p>
            <text:p text:style-name="Table_20_Contents">5515824 -rw-rw-r-- <text:s/>2 jesus jesus <text:s text:c="7"/>0 oct 16 16:40 hardlink </text:p>
            <text:p text:style-name="Table_20_Contents">5515847 -rw-rw-r-- <text:s/>2 jesus jesus <text:s text:c="7"/>0 oct 16 16:40 hardlink2 </text:p>
            <text:p text:style-name="Table_20_Contents">5505040 drwxr-xr-x <text:s/>2 jesus jesus <text:s text:c="4"/>4096 jun <text:s/>8 16:47 Imágenes </text:p>
            <text:p text:style-name="Table_20_Contents">5507533 -rw-rw-r-- <text:s/>1 jesus jesus <text:s text:c="3"/>29120 oct <text:s/>6 10:42 kpartx-0.4.9-14.fc13.i686.rpm </text:p>
            <text:p text:style-name="Table_20_Contents">5507529 -rw-rw-r-- <text:s/>1 jesus jesus <text:s text:c="2"/>125696 oct <text:s/>6 10:42 libnl-1.1-12.fc14.i686.rpm </text:p>
            <text:p text:style-name="Table_20_Contents">5505039 drwxr-xr-x <text:s/>2 jesus jesus <text:s text:c="4"/>4096 jun <text:s/>6 15:17 Música </text:p>
            <text:p text:style-name="Table_20_Contents">5507531 -rw-rw-r-- <text:s/>1 jesus jesus <text:s text:c="2"/>359699 oct <text:s/>6 10:42 ORBit-0.5.17-25.fc11.i586.rpm </text:p>
            <text:p text:style-name="Table_20_Contents">5507534 -rw-rw-r-- <text:s/>1 jesus jesus <text:s text:c="2"/>302712 oct <text:s/>6 10:42 ORBit-0.5.17-30.fc14.i686.rpm </text:p>
            <text:p text:style-name="Table_20_Contents">5507532 -rw-rw-r-- <text:s/>1 jesus jesus <text:s text:c="2"/>634928 oct <text:s/>6 10:42 parted-2.3-4.fc14.i686.rpm </text:p>
            <text:p text:style-name="Table_20_Contents">5505036 drwxr-xr-x <text:s/>2 jesus jesus <text:s text:c="4"/>4096 jun <text:s/>6 15:17 Plantillas </text:p>
            <text:p text:style-name="Table_20_Contents">5522662 -rwxrwxr-x <text:s/>1 jesus jesus <text:s text:c="5"/>112 oct 16 10:12 prueba_procesos~ </text:p>
            <text:p text:style-name="Table_20_Contents">5505037 drwxr-xr-x <text:s/>2 jesus jesus <text:s text:c="4"/>4096 jun <text:s/>6 15:17 Público </text:p>
            <text:p text:style-name="Table_20_Contents">5505893 -rw-rw-r-- <text:s/>1 jesus jesus <text:s text:c="2"/>193708 oct <text:s/>6 10:42 quota-3.17-13.fc14.i686.rpm </text:p>
            <text:p text:style-name="Table_20_Contents">5520688 -rwxrwxr-x <text:s/>1 jesus jesus <text:s text:c="5"/>129 oct <text:s/>1 09:04 script_2 </text:p>
            <text:p text:style-name="Table_20_Contents"><text:soft-page-break/>5515840 lrwxrwxrwx <text:s/>1 jesus jesus <text:s text:c="6"/>11 oct 16 16:39 softlink -&gt; archivo.txt </text:p>
            <text:p text:style-name="Table_20_Contents">5515852 lrwxrwxrwx <text:s/>1 jesus jesus <text:s text:c="6"/>11 oct 16 16:41 softLink -&gt; archivo.txt </text:p>
            <text:p text:style-name="Table_20_Contents">5507530 -rw-rw-r-- <text:s/>1 jesus jesus <text:s text:c="2"/>212136 oct <text:s/>6 10:42 sysstat-9.0.6-3.fc13.i686.rpm </text:p>
            <text:p text:style-name="Table_20_Contents">5515847 -rw-rw-r-- <text:s/>2 jesus jesus <text:s text:c="7"/>0 oct 16 16:40 target_hardLink2.txt </text:p>
            <text:p text:style-name="Table_20_Contents">5507526 -rw-rw-r-- <text:s/>1 jesus jesus <text:s text:c="3"/>71608 oct <text:s/>6 10:42 tcp_wrappers-7.6-59.fc14.i686.rpm </text:p>
            <text:p text:style-name="Table_20_Contents">5768176 drwxr-xr-x 10 jesus jesus <text:s text:c="4"/>4096 sep 28 15:56 thunderbird </text:p>
            <text:p text:style-name="Table_20_Contents">4587665 -r-------- <text:s/>1 jesus jesus 40339101 oct 16 10:46 thunderbird-38.3.0.tar.bz2 </text:p>
            <text:p text:style-name="Table_20_Contents">5505041 drwxr-xr-x <text:s/>2 jesus jesus <text:s text:c="4"/>4096 jun <text:s/>6 15:17 Vídeos 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text-align="justify" style:justify-single-word="false" fo:orphans="2" fo:widows="2" style:writing-mode="lr-tb"/>
      <style:text-properties style:use-window-font-color="true" style:font-name="DejaVu Serif" fo:font-size="10pt" style:font-name-asian="Calibri" style:font-size-asian="11pt" style:font-name-complex="Calibri" style:font-size-complex="11pt" style:language-complex="ar" style:country-complex="S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/>
    </style:style>
    <style:style style:name="Epígrafe1" style:family="paragraph" style:parent-style-name="Standard"/>
    <style:style style:name="Balloon_20_Text" style:display-name="Balloon Text" style:family="paragraph" style:parent-style-name="Standard"/>
    <style:style style:name="caption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ítulo_20_21" style:display-name="Título 21" style:family="paragraph" style:parent-style-name="Header"/>
    <style:style style:name="Título_20_31" style:display-name="Título 31" style:family="paragraph" style:parent-style-name="Header"/>
    <style:style style:name="Título_20_11" style:display-name="Título 11" style:family="paragraph" style:parent-style-name="Header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10" style:display-name="Heading 10" style:family="paragraph" style:parent-style-name="Header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5.001cm"/>
        </style:tab-stops>
      </style:paragraph-properties>
    </style:style>
    <style:style style:name="Título_20_41" style:display-name="Título 41" style:family="paragraph" style:parent-style-name="Header"/>
    <style:style style:name="Título_20_51" style:display-name="Título 51" style:family="paragraph" style:parent-style-name="Header"/>
    <style:style style:name="Título_20_71" style:display-name="Título 71" style:family="paragraph" style:parent-style-name="Header"/>
    <style:style style:name="Table" style:family="paragraph" style:parent-style-name="Epígrafe1" style:class="extra"/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" style:font-size-asian="10pt" style:font-name-complex="DejaVu Sans Mono" style:font-size-complex="10pt"/>
    </style:style>
    <style:style style:name="Pie_20_de_20_página1" style:display-name="Pie de página1" style:family="paragraph" style:parent-style-name="Standard"/>
    <style:style style:name="Encabezado1" style:family="paragraph" style:parent-style-name="Standard"/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asian="OpenSymbol1" style:font-name-complex="OpenSymbol1"/>
    </style:style>
    <style:style style:name="ListLabel_20_2" style:display-name="ListLabel 2" style:family="text">
      <style:text-properties style:font-name-complex="Courier New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text:bullet-char="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tarSymbol"/>
      </text:list-level-style-bullet>
      <text:list-level-style-bullet text:level="2" text:style-name="ListLabel_20_1" text:bullet-char="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3" text:style-name="ListLabel_20_1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text:style-name="ListLabel_20_1" text:bullet-char="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text:style-name="ListLabel_20_1" text:bullet-char="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text:style-name="ListLabel_20_1" text:bullet-char="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text:style-name="ListLabel_20_1" text:bullet-char="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text:style-name="ListLabel_20_1" text:bullet-char="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text:style-name="ListLabel_20_1" text:bullet-char="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Encabezado1">
      <style:paragraph-properties fo:margin-top="0cm" fo:margin-bottom="0cm" fo:line-height="100%"/>
      <style:text-properties fo:color="#999999" style:font-name="Arial" fo:font-size="10pt" style:font-size-asian="10pt" style:font-size-complex="10pt"/>
    </style:style>
    <style:style style:name="MP2" style:family="paragraph" style:parent-style-name="Encabezado1">
      <style:paragraph-properties fo:margin-top="0cm" fo:margin-bottom="0cm" fo:line-height="100%"/>
      <style:text-properties fo:color="#999999"/>
    </style:style>
    <style:style style:name="MP3" style:family="paragraph" style:parent-style-name="Pie_20_de_20_página1">
      <style:text-properties style:font-name="Arial" fo:font-size="10pt" style:font-size-asian="10pt" style:font-size-complex="10pt"/>
    </style:style>
    <style:style style:name="MT1" style:family="text">
      <style:text-properties fo:color="#999999"/>
    </style:style>
    <style:page-layout style:name="Mpm1">
      <style:page-layout-properties fo:page-width="21.001cm" fo:page-height="29.7cm" style:num-format="1" style:print-orientation="portrait" fo:margin-top="1.27cm" fo:margin-bottom="1.27cm" fo:margin-left="1.501cm" fo:margin-right="1.596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229cm" fo:margin-left="0cm" fo:margin-right="0cm" fo:margin-top="0.129cm" style:dynamic-spacing="true"/>
      </style:footer-style>
    </style:page-layout>
  </office:automatic-styles>
  <office:master-styles>
    <style:master-page style:name="Standard" style:page-layout-name="Mpm1">
      <style:header>
        <text:p text:style-name="MP1">Prácticas de Sistemas Operativos<text:tab/><text:tab/><text:tab/> <text:s text:c="5"/>Módulo I. Administración del Sistema Operativo Linux</text:p>
        <text:p text:style-name="MP2"/>
      </style:header>
      <style:footer>
        <text:p text:style-name="MP3"><text:span text:style-name="MT1">Sesión 1. Herramientas de administración básicas</text:span><text:tab/><text:tab/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198</meta:editing-cycles>
    <meta:creation-date>2011-10-05T09:46:35.67</meta:creation-date>
    <meta:editing-duration>P1DT5M13S</meta:editing-duration>
    <meta:generator>OpenOffice/4.1.1$Unix OpenOffice.org_project/411m6$Build-9775</meta:generator>
    <dc:date>2015-10-16T16:47:56</dc:date>
    <meta:print-date>2011-10-06T10:39:21.37</meta:print-date>
    <dc:creator>jesus garcia</dc:creator>
    <meta:document-statistic meta:table-count="14" meta:image-count="1" meta:object-count="0" meta:page-count="16" meta:paragraph-count="417" meta:word-count="1731" meta:character-count="14441"/>
    <meta:user-defined meta:name="Información 1"/>
    <meta:user-defined meta:name="Información 2"/>
    <meta:user-defined meta:name="Información 3"/>
    <meta:user-defined meta:name="Información 4"/>
  </office:meta>
</office:document-meta>
</file>